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ServiceUnitDescriptorWriter.close( Writer close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biServiceUnitDescriptorWriter.JbiServiceUnitDescriptorWriter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ServiceUnitDescriptorWriter.write( File descriptor , boolean bc , String name , String description , List uris , List consumes , List provid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49">
            <text:p text:style-name="Table_20_Contents"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